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75cm" draw:marker-end-width="0.275cm" draw:fill-color="#000000" draw:textarea-horizontal-align="center" draw:textarea-vertical-align="middle" fo:padding-top="0.15cm" fo:padding-bottom="0.15cm" fo:padding-left="0.275cm" fo:padding-right="0.275cm"/>
    </style:style>
    <style:style style:name="gr4" style:family="graphic">
      <style:graphic-properties style:protect="size"/>
    </style:style>
    <style:style style:name="pr1" style:family="presentation" style:parent-style-name="Oletus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etus" presentation:presentation-page-layout-name="AL1T21">
        <office:forms form:automatic-focus="false" form:apply-design-mode="false"/>
        <draw:circle draw:style-name="gr1" draw:text-style-name="P1" draw:id="id1" draw:layer="layout" svg:width="2.5cm" svg:height="2.5cm" svg:x="12.3cm" svg:y="4.1cm">
          <text:p text:style-name="P1">wait_rx</text:p>
        </draw:circle>
        <draw:ellipse draw:style-name="gr1" draw:text-style-name="P1" draw:id="id2" draw:layer="layout" svg:width="4.8cm" svg:height="4.6cm" svg:x="17.6cm" svg:y="2.4cm">
          <text:p text:style-name="P1">peek_first_byte</text:p>
        </draw:ellipse>
        <draw:circle draw:style-name="gr1" draw:text-style-name="P1" draw:id="id3" draw:layer="layout" svg:width="2.5cm" svg:height="2.5cm" svg:x="24cm" svg:y="3.5cm">
          <text:p text:style-name="P1">delay</text:p>
        </draw:circle>
        <draw:circle draw:style-name="gr1" draw:text-style-name="P1" draw:id="id4" draw:layer="layout" svg:width="4.5cm" svg:height="4.5cm" svg:x="25cm" svg:y="9.3cm">
          <text:p text:style-name="P1">prepare_comm</text:p>
        </draw:circle>
        <draw:circle draw:style-name="gr1" draw:text-style-name="P1" draw:id="id5" draw:layer="layout" svg:width="5cm" svg:height="5cm" svg:x="23.4cm" svg:y="15.4cm">
          <text:p text:style-name="P1">check_first_byte</text:p>
        </draw:circle>
        <draw:circle draw:style-name="gr1" draw:text-style-name="P1" draw:id="id6" draw:layer="layout" svg:width="4cm" svg:height="4cm" svg:x="18.5cm" svg:y="16.3cm">
          <text:p text:style-name="P1">check_status</text:p>
        </draw:circle>
        <draw:circle draw:style-name="gr1" draw:text-style-name="P1" draw:id="id7" draw:layer="layout" svg:width="3.5cm" svg:height="3.5cm" svg:x="13.9cm" svg:y="16.6cm">
          <text:p text:style-name="P1">get_length</text:p>
        </draw:circle>
        <draw:circle draw:style-name="gr1" draw:text-style-name="P1" draw:id="id8" draw:layer="layout" svg:width="4cm" svg:height="4cm" svg:x="8.7cm" svg:y="16.4cm">
          <text:p text:style-name="P1">strip_header</text:p>
        </draw:circle>
        <draw:circle draw:style-name="gr1" draw:text-style-name="P1" draw:id="id9" draw:layer="layout" svg:width="3.5cm" svg:height="3.5cm" svg:x="5.6cm" svg:y="13.2cm">
          <text:p text:style-name="P1">relay_data</text:p>
        </draw:circle>
        <draw:circle draw:style-name="gr1" draw:text-style-name="P1" draw:id="id10" draw:layer="layout" svg:width="5cm" svg:height="5cm" svg:x="4.5cm" svg:y="6.9cm">
          <text:p text:style-name="P1">strip_checksum</text:p>
        </draw:circle>
        <draw:circle draw:style-name="gr1" draw:text-style-name="P1" draw:id="id11" draw:layer="layout" svg:width="3.5cm" svg:height="3.5cm" svg:x="4cm" svg:y="1.5cm">
          <text:p text:style-name="P1">check_next</text:p>
        </draw:circle>
        <draw:circle draw:style-name="gr1" draw:text-style-name="P1" draw:id="id13" draw:layer="layout" svg:width="3.5cm" svg:height="3.5cm" svg:x="0.9cm" svg:y="11.4cm">
          <text:p text:style-name="P1">fatal_error</text:p>
        </draw:circle>
        <draw:connector draw:style-name="gr2" draw:text-style-name="P2" draw:layer="layout" draw:type="curve" svg:x1="14.8cm" svg:y1="5.35cm" svg:x2="17.6cm" svg:y2="4.7cm" draw:start-shape="id1" draw:start-glue-point="1" draw:end-shape="id2" draw:end-glue-point="3">
          <text:p/>
        </draw:connector>
        <draw:connector draw:style-name="gr2" draw:text-style-name="P2" draw:layer="layout" draw:type="curve" svg:x1="22.4cm" svg:y1="4.7cm" svg:x2="24cm" svg:y2="4.75cm" draw:start-shape="id2" draw:start-glue-point="1" draw:end-shape="id3" draw:end-glue-point="3">
          <text:p/>
        </draw:connector>
        <draw:connector draw:style-name="gr2" draw:text-style-name="P2" draw:layer="layout" draw:type="curve" svg:x1="26.5cm" svg:y1="4.75cm" svg:x2="27.25cm" svg:y2="9.3cm" draw:start-shape="id3" draw:start-glue-point="1" draw:end-shape="id4" draw:end-glue-point="0">
          <text:p/>
        </draw:connector>
        <draw:connector draw:style-name="gr2" draw:text-style-name="P2" draw:layer="layout" draw:type="curve" svg:x1="27.25cm" svg:y1="13.8cm" svg:x2="25.9cm" svg:y2="15.4cm" draw:start-shape="id4" draw:start-glue-point="2" draw:end-shape="id5" draw:end-glue-point="0">
          <text:p/>
        </draw:connector>
        <draw:connector draw:style-name="gr2" draw:text-style-name="P2" draw:layer="layout" draw:type="curve" svg:x1="23.4cm" svg:y1="17.9cm" svg:x2="22.5cm" svg:y2="18.3cm" draw:start-shape="id5" draw:start-glue-point="3" draw:end-shape="id6" draw:end-glue-point="1">
          <text:p/>
        </draw:connector>
        <draw:connector draw:style-name="gr2" draw:text-style-name="P2" draw:layer="layout" draw:type="curve" svg:x1="18.5cm" svg:y1="18.3cm" svg:x2="17.4cm" svg:y2="18.35cm" draw:start-shape="id6" draw:start-glue-point="3" draw:end-shape="id7" draw:end-glue-point="1">
          <text:p/>
        </draw:connector>
        <draw:connector draw:style-name="gr2" draw:text-style-name="P2" draw:layer="layout" draw:type="curve" svg:x1="13.9cm" svg:y1="18.35cm" svg:x2="12.7cm" svg:y2="18.4cm" draw:start-shape="id7" draw:start-glue-point="3" draw:end-shape="id8" draw:end-glue-point="1">
          <text:p/>
        </draw:connector>
        <draw:connector draw:style-name="gr2" draw:text-style-name="P2" draw:layer="layout" draw:type="curve" svg:x1="8.7cm" svg:y1="18.4cm" svg:x2="7.35cm" svg:y2="16.7cm" draw:start-shape="id8" draw:start-glue-point="3" draw:end-shape="id9" draw:end-glue-point="2">
          <text:p/>
        </draw:connector>
        <draw:connector draw:style-name="gr2" draw:text-style-name="P2" draw:layer="layout" draw:type="curve" svg:x1="7.35cm" svg:y1="13.2cm" svg:x2="7cm" svg:y2="11.9cm" draw:start-shape="id9" draw:start-glue-point="0" draw:end-shape="id10" draw:end-glue-point="2">
          <text:p/>
        </draw:connector>
        <draw:connector draw:style-name="gr2" draw:text-style-name="P2" draw:layer="layout" draw:type="curve" svg:x1="7cm" svg:y1="6.9cm" svg:x2="5.75cm" svg:y2="5cm" draw:start-shape="id10" draw:start-glue-point="0" draw:end-shape="id11" draw:end-glue-point="2">
          <text:p/>
        </draw:connector>
        <draw:connector draw:style-name="gr2" draw:text-style-name="P2" draw:layer="layout" draw:type="curve" svg:x1="7.5cm" svg:y1="3.25cm" svg:x2="12.3cm" svg:y2="5.35cm" draw:start-shape="id11" draw:start-glue-point="1" draw:end-shape="id1" draw:end-glue-point="3">
          <text:p/>
        </draw:connector>
        <draw:connector draw:style-name="gr2" draw:text-style-name="P2" draw:layer="layout" draw:type="curve" draw:line-skew="-0.468cm" svg:x1="5.75cm" svg:y1="1.5cm" svg:x2="25.25cm" svg:y2="3.5cm" draw:start-shape="id11" draw:start-glue-point="0" draw:end-shape="id3" draw:end-glue-point="0">
          <text:p/>
        </draw:connector>
        <draw:circle draw:style-name="gr3" draw:text-style-name="P2" draw:id="id12" draw:layer="layout" svg:width="1cm" svg:height="1cm" svg:x="12.9cm" svg:y="1.4cm">
          <text:p/>
        </draw:circle>
        <draw:connector draw:style-name="gr2" draw:text-style-name="P2" draw:layer="layout" draw:type="curve" svg:x1="13.4cm" svg:y1="2.4cm" svg:x2="13.55cm" svg:y2="4.1cm" draw:start-shape="id12" draw:start-glue-point="2" draw:end-shape="id1" draw:end-glue-point="0">
          <text:p/>
        </draw:connector>
        <draw:connector draw:style-name="gr2" draw:text-style-name="P2" draw:layer="layout" draw:type="curve" draw:line-skew="1.375cm" svg:x1="25.9cm" svg:y1="20.4cm" svg:x2="2.65cm" svg:y2="14.9cm" draw:start-shape="id5" draw:start-glue-point="2" draw:end-shape="id13" draw:end-glue-point="2">
          <text:p/>
        </draw:connector>
        <draw:connector draw:style-name="gr2" draw:text-style-name="P2" draw:layer="layout" draw:type="curve" svg:x1="4cm" svg:y1="3.25cm" svg:x2="2.65cm" svg:y2="11.4cm" draw:start-shape="id11" draw:start-glue-point="3" draw:end-shape="id13" draw:end-glue-point="0">
          <text:p/>
        </draw:connector>
        <draw:circle draw:style-name="gr1" draw:text-style-name="P1" draw:id="id14" draw:layer="layout" svg:width="4.5cm" svg:height="4.5cm" svg:x="17.9cm" svg:y="9.3cm">
          <text:p text:style-name="P1">clear_interrupt</text:p>
        </draw:circle>
        <draw:connector draw:style-name="gr2" draw:text-style-name="P2" draw:layer="layout" draw:type="curve" svg:x1="25.25cm" svg:y1="6cm" svg:x2="20.15cm" svg:y2="9.3cm" draw:start-shape="id3" draw:start-glue-point="2" draw:end-shape="id14" draw:end-glue-point="0">
          <text:p/>
        </draw:connector>
        <draw:connector draw:style-name="gr2" draw:text-style-name="P2" draw:layer="layout" draw:type="curve" svg:x1="22.4cm" svg:y1="11.55cm" svg:x2="25cm" svg:y2="11.55cm" draw:start-shape="id14" draw:start-glue-point="1" draw:end-shape="id4" draw:end-glue-point="3">
          <text:p/>
        </draw:connector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i" fo:country="FI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etus-notes" style:family="presentation">
      <style:graphic-properties draw:stroke="none" draw:fill="none">
        <text:list-style style:name="Oletu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letus-outline2" style:family="presentation" style:parent-style-name="Oletu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30cm" fo:page-height="23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o&gt;</text:page-number></text:span></text:p>
        </draw:text-box>
      </draw:frame>
      <draw:page-thumbnail draw:layer="backgroundobjects" svg:width="5.939cm" svg:height="4.553cm" svg:x="2.97cm" svg:y="3.97cm" draw:page-number="1"/>
      <draw:page-thumbnail draw:layer="backgroundobjects" svg:width="5.939cm" svg:height="4.553cm" svg:x="11.88cm" svg:y="3.97cm"/>
      <draw:page-thumbnail draw:layer="backgroundobjects" svg:width="5.939cm" svg:height="4.553cm" svg:x="20.79cm" svg:y="3.97cm"/>
      <draw:page-thumbnail draw:layer="backgroundobjects" svg:width="5.939cm" svg:height="4.553cm" svg:x="2.97cm" svg:y="12.475cm"/>
      <draw:page-thumbnail draw:layer="backgroundobjects" svg:width="5.939cm" svg:height="4.553cm" svg:x="11.88cm" svg:y="12.475cm"/>
      <draw:page-thumbnail draw:layer="backgroundobjects" svg:width="5.939cm" svg:height="4.553cm" svg:x="20.79cm" svg:y="12.475cm"/>
    </style:handout-master>
    <style:master-page style:name="Oletus" style:page-layout-name="PM1" draw:style-name="dp1">
      <draw:frame presentation:style-name="Oletus-title" draw:layer="backgroundobjects" svg:width="25.199cm" svg:height="3.506cm" svg:x="1.4cm" svg:y="0.837cm" presentation:class="title" presentation:placeholder="true">
        <draw:text-box/>
      </draw:frame>
      <draw:frame presentation:style-name="Oletus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ero&gt;</text:page-number></text:span></text:p>
        </draw:text-box>
      </draw:frame>
      <presentation:notes style:page-layout-name="PM2">
        <draw:page-thumbnail presentation:style-name="Oletus-title" draw:layer="backgroundobjects" svg:width="14.848cm" svg:height="11.135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Nieminen</meta:initial-creator>
    <meta:creation-date>2009-09-30T15:37:04</meta:creation-date>
    <dc:creator>Jussi Nieminen</dc:creator>
    <dc:date>2009-10-13T14:19:35</dc:date>
    <meta:editing-cycles>8</meta:editing-cycles>
    <meta:editing-duration>PT34M50S</meta:editing-duration>
    <meta:user-defined meta:name="Info 1"/>
    <meta:user-defined meta:name="Info 2"/>
    <meta:user-defined meta:name="Info 3"/>
    <meta:user-defined meta:name="Info 4"/>
    <meta:document-statistic meta:object-count="54"/>
  </office:meta>
</office:document-meta>
</file>